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F" svg:font-family="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1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3" style:family="paragraph" style:parent-style-name="List_20_Paragraph">
      <style:paragraph-properties fo:margin-left="1.27cm" fo:margin-right="0cm" fo:margin-top="0cm" fo:margin-bottom="0.353cm" fo:text-indent="0cm" style:auto-text-indent="false"/>
    </style:style>
    <style:style style:name="P4" style:family="paragraph" style:parent-style-name="List_20_Paragraph">
      <style:paragraph-properties fo:margin-left="0cm" fo:margin-right="0cm" fo:text-indent="0cm" style:auto-text-indent="false"/>
    </style:style>
    <style:style style:name="P5" style:family="paragraph" style:parent-style-name="List_20_Paragraph">
      <style:paragraph-properties fo:margin-left="0cm" fo:margin-right="0cm" fo:text-align="justify" style:justify-single-word="false" fo:text-indent="0cm" style:auto-text-indent="false"/>
    </style:style>
    <style:style style:name="P6" style:family="paragraph" style:parent-style-name="List_20_Paragraph" style:master-page-name="Standard">
      <style:paragraph-properties fo:margin-left="0cm" fo:margin-right="0cm" fo:text-indent="0cm" style:auto-text-indent="false" style:page-number="auto"/>
    </style:style>
    <style:style style:name="T1" style:family="text">
      <style:text-properties style:font-name="Arial" fo:font-size="13pt" fo:language="en" fo:country="US" style:text-underline-style="none" fo:font-weight="bold" style:font-name-asian="Times New Roman1" style:font-size-asian="13pt" style:language-asian="ar" style:country-asian="SA" style:font-weight-asian="bold" style:font-name-complex="Arial1" style:font-size-complex="13pt"/>
    </style:style>
    <style:style style:name="T2" style:family="text"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font-style-asian="normal" style:font-weight-asian="bold" style:font-name-complex="Times New Roman1" style:font-size-complex="10pt" style:font-style-complex="normal" style:font-weight-complex="bold" style:text-emphasize="none"/>
    </style:style>
    <style:style style:name="T3" style:family="text"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name-asian="Times New Roman1" style:font-size-asian="11pt" style:font-style-asian="normal" style:font-weight-asian="bold" style:font-name-complex="Times New Roman1" style:font-size-complex="11pt" style:font-style-complex="normal" style:font-weight-complex="bold" style:text-emphasize="none"/>
    </style:style>
    <style:style style:name="T4" style:family="text"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 style:text-emphasize="none"/>
    </style:style>
    <style:style style:name="T5" style:family="text">
      <style:text-properties fo:color="#000000" style:text-outline="false" style:text-line-through-style="none" style:font-name="Times New Roman" fo:font-size="11pt" fo:language="en" fo:country="US" fo:font-style="normal" fo:text-shadow="none" style:text-underline-style="none" fo:font-weight="bold" style:font-name-asian="Times New Roman1" style:font-size-asian="11pt" style:language-asian="ar" style:country-asian="SA" style:font-style-asian="normal" style:font-weight-asian="bold" style:font-name-complex="Times New Roman1" style:font-size-complex="11pt" style:font-style-complex="normal" style:font-weight-complex="bold" style:text-emphasize="none"/>
    </style:style>
    <style:style style:name="T6" style:family="text">
      <style:text-properties fo:color="#000000" style:text-outline="false" style:text-line-through-style="none" style:font-name="Times New Roman" fo:font-size="11pt" fo:language="en" fo:country="US" fo:font-style="normal" fo:text-shadow="none" style:text-underline-style="none" fo:font-weight="normal" style:font-name-asian="Times New Roman1" style:font-size-asian="11pt" style:language-asian="ar" style:country-asian="SA" style:font-style-asian="normal" style:font-weight-asian="normal" style:font-name-complex="Times New Roman1" style:font-size-complex="11pt" style:font-style-complex="normal" style:font-weight-complex="normal" style:text-emphasize="none"/>
    </style:style>
    <style:style style:name="T7" style:family="text">
      <style:text-properties fo:color="#000000" style:text-outline="false" style:text-line-through-style="none" style:font-name="Times New Roman" fo:font-size="11pt" fo:language="en" fo:country="US" fo:font-style="normal" fo:text-shadow="none" style:text-underline-style="none" fo:font-weight="normal" style:font-name-asian="Times New Roman1" style:font-size-asian="11pt" style:language-asian="ar" style:country-asian="SA" style:font-style-asian="normal" style:font-weight-asian="normal" style:font-name-complex="Calibri1" style:font-size-complex="11pt" style:font-style-complex="normal" style:font-weight-complex="normal" style:text-emphasize="none"/>
    </style:style>
    <style:style style:name="T8" style:family="text">
      <style:text-properties fo:color="#000000" style:text-outline="false" style:text-line-through-style="none" style:font-name="Times New Roman" fo:font-size="11pt" fo:language="en" fo:country="US" fo:text-shadow="none" style:text-underline-style="none" fo:font-weight="normal" style:font-name-asian="Times New Roman1" style:font-size-asian="11pt" style:language-asian="ar" style:country-asian="SA" style:font-weight-asian="normal" style:font-name-complex="Times New Roman1" style:font-size-complex="11pt" style:font-weight-complex="normal" style:text-emphasize="none"/>
    </style:style>
    <style:style style:name="T9" style:family="text">
      <style:text-properties fo:color="#000000" style:text-outline="false" style:text-line-through-style="none" style:font-name="Lohit Hindi" fo:font-size="10pt" fo:font-style="normal" fo:text-shadow="none" style:text-underline-style="none" fo:font-weight="normal" style:font-name-asian="Lohit Hindi1" style:font-size-asian="10pt" style:font-style-asian="normal" style:font-weight-asian="normal" style:font-name-complex="Lohit Hindi1" style:font-size-complex="10pt" style:font-style-complex="normal" style:font-weight-complex="normal" style:text-emphasize="none"/>
    </style:style>
    <style:style style:name="T10" style:family="text">
      <style:text-properties fo:color="#000000" style:text-outline="false" style:text-line-through-style="none" style:font-name="Lohit Hindi" fo:font-size="10pt" fo:language="en" fo:country="US" fo:font-style="normal" fo:text-shadow="none" style:text-underline-style="none" fo:font-weight="normal" style:font-name-asian="Times New Roman1" style:font-size-asian="10pt" style:language-asian="ar" style:country-asian="SA" style:font-style-asian="normal" style:font-weight-asian="normal" style:font-name-complex="Calibri1" style:font-size-complex="10pt" style:font-style-complex="normal" style:font-weight-complex="normal" style:text-emphasize="none"/>
    </style:style>
    <style:style style:name="T11" style:family="text">
      <style:text-properties fo:color="#000000" style:text-outline="false" style:text-line-through-style="none" fo:font-size="9.5pt" fo:language="en" fo:country="US" fo:font-style="normal" fo:text-shadow="none" style:text-underline-style="none" fo:font-weight="normal" style:font-name-asian="Calibri1" style:font-size-asian="9.5pt" style:language-asian="ar" style:country-asian="SA" style:font-style-asian="normal" style:font-weight-asian="normal" style:font-name-complex="Calibri1" style:font-size-complex="9.5pt" style:font-style-complex="normal" style:font-weight-complex="normal" style:text-emphasize="none"/>
    </style:style>
    <style:style style:name="T12" style:family="text">
      <style:text-properties fo:color="#000000" style:text-outline="false" style:text-line-through-style="none" fo:font-size="9.5pt" fo:font-style="normal" fo:text-shadow="none" style:text-underline-style="none" fo:font-weight="normal" style:font-name-asian="Calibri1" style:font-size-asian="9.5pt" style:font-style-asian="normal" style:font-weight-asian="normal" style:font-name-complex="Calibri1" style:font-size-complex="9.5pt" style:font-style-complex="normal" style:font-weight-complex="normal" style:text-emphasize="none"/>
    </style:style>
    <style:style style:name="T13" style:family="text">
      <style:text-properties fo:color="#000000" style:text-outline="false" style:text-line-through-style="none" style:font-name="Arial" fo:font-size="13pt" fo:language="en" fo:country="US" fo:font-style="normal" fo:text-shadow="none" style:text-underline-style="none" fo:font-weight="bold" style:font-name-asian="Times New Roman1" style:font-size-asian="13pt" style:language-asian="ar" style:country-asian="SA" style:font-style-asian="normal" style:font-weight-asian="bold" style:font-name-complex="Arial1" style:font-size-complex="13pt" style:font-style-complex="normal" style:font-weight-complex="normal" style:text-emphasize="none"/>
    </style:style>
    <style:style style:name="T14" style:family="text">
      <style:text-properties fo:color="#000000" style:text-outline="false" style:text-line-through-style="none" style:font-name="Arial" fo:font-size="9.5pt" fo:language="en" fo:country="US" fo:font-style="normal" fo:text-shadow="none" style:text-underline-style="none" fo:font-weight="normal" style:font-name-asian="Calibri1" style:font-size-asian="9.5pt" style:language-asian="ar" style:country-asian="SA" style:font-style-asian="normal" style:font-weight-asian="normal" style:font-name-complex="Calibri1" style:font-size-complex="9.5pt" style:font-style-complex="normal" style:font-weight-complex="normal" style:text-emphasize="none"/>
    </style:style>
    <style:style style:name="T15" style:family="text">
      <style:text-properties fo:color="#00000a" style:text-outline="false" style:text-line-through-style="none" style:font-name="F" fo:font-size="9.5pt" fo:language="en" fo:country="US" fo:font-style="normal" fo:text-shadow="none" style:text-underline-style="none" fo:font-weight="normal" style:font-name-asian="F1" style:font-size-asian="9.5pt" style:language-asian="ar" style:country-asian="SA" style:font-style-asian="normal" style:font-weight-asian="normal" style:font-name-complex="F1" style:font-size-complex="9.5pt" style:font-style-complex="normal" style:font-weight-complex="normal" style:text-emphasiz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<text:s text:c="5"/>A <text:s/>. <text:s/>Job seeker <text:s/></text:span></text:p>
      <text:p text:style-name="P4"><text:span text:style-name="T2"><text:s/></text:span><text:span text:style-name="T3"><text:s text:c="3"/>1. Sign-Up <text:s/></text:span></text:p>
      <text:p text:style-name="Standard"><text:span text:style-name="T4">Jobseekers fill the registration form which gonna contain following basic details like : </text:span><text:span text:style-name="T9">upload CV either as fiel attahcment or mentioned online web URL, </text:span><text:span text:style-name="T10">they have ability to upload a short introductory video to introduce themselves to employers , mention their basic details. After fill up the sign-up from , job seeker can able to login while entering login id and password and able to enter in their personal section . </text:span></text:p>
      <text:p text:style-name="P4"><text:span text:style-name="T5">2. Dashboard</text:span></text:p>
      <text:p text:style-name="P4"><text:span text:style-name="T5"><text:s text:c="12"/></text:span><text:span text:style-name="T6">Job-seekers</text:span><text:span text:style-name="T5"> <text:s/></text:span><text:span text:style-name="T11">can add, update and delete his personal, education and other data. </text:span></text:p>
      <text:p text:style-name="P4"><text:span text:style-name="T11"><text:s text:c="11"/></text:span><text:span text:style-name="T15">Open for any to post a job reference/ endorsement <text:s/>on the candidates profile .</text:span></text:p>
      <text:p text:style-name="P4"><text:span text:style-name="T15"><text:s text:c="11"/>On-line </text:span><text:span text:style-name="T11"><text:s/>portfolio with videos, links <text:s/>&amp; photos for <text:s/>job seekers.</text:span></text:p>
      <text:p text:style-name="P4"><text:span text:style-name="T5"><text:s/>3. My Profile</text:span></text:p>
      <text:p text:style-name="List_20_Paragraph"><text:span text:style-name="T6">Job-seekers can see all the details related to their personal profile like CV , video for</text:span></text:p>
      <text:p text:style-name="List_20_Paragraph"><text:span text:style-name="T6"><text:s/>introduction and all <text:s/>personal information &amp; educational details . Job-seekers <text:s/>able to edit,</text:span></text:p>
      <text:p text:style-name="List_20_Paragraph"><text:span text:style-name="T6"><text:s/>update and delete any of the information regarding to their profile.</text:span></text:p>
      <text:p text:style-name="P4"><text:span text:style-name="T5"><text:s/>4. Job Search</text:span></text:p>
      <text:p text:style-name="P4"><text:span text:style-name="T6"><text:s text:c="11"/>Job-seekers to find job opening in their location .Also visit the sites that focus on a specific <text:s text:c="37"/></text:span></text:p>
      <text:p text:style-name="P4"><text:span text:style-name="T6"><text:s text:c="11"/>occupation . <text:s/>Job-seekers <text:s/>able to search <text:s/>every career opportunities they can imagine . After</text:span></text:p>
      <text:p text:style-name="P4"><text:span text:style-name="T6"><text:s text:c="11"/>that he can Apply for that job </text:span><text:span text:style-name="T10">and then system sent instant message via email.</text:span></text:p>
      <text:p text:style-name="P4"><text:span text:style-name="T5"><text:s/>5. Employers</text:span></text:p>
      <text:p text:style-name="P4"><text:span text:style-name="T5"><text:s text:c="9"/></text:span><text:span text:style-name="T6">Job-seekers able to see list details of all the employers likes : for which job position they </text:span></text:p>
      <text:p text:style-name="P4"><text:span text:style-name="T6"><text:s text:c="9"/>require <text:s/>candidate , numbers of candidates needed , job location provided by employers </text:span></text:p>
      <text:p text:style-name="P4"><text:span text:style-name="T6"><text:s text:c="9"/>and all the <text:s/>information <text:s/>published by employers , job-seeker can see under this section .</text:span></text:p>
      <text:p text:style-name="P4"><text:span text:style-name="T5"><text:s/>6. FAQs/Forum</text:span></text:p>
      <text:p text:style-name="P4"><text:span text:style-name="T6"><text:s text:c="8"/>Under this section frequently asked</text:span><text:span text:style-name="Emphasis"><text:span text:style-name="T8"> </text:span></text:span><text:span text:style-name="Emphasis"><text:span text:style-name="T6">question asked by</text:span></text:span><text:span text:style-name="T5"> <text:s/></text:span><text:span text:style-name="T6">Job-seekers will come up . Question</text:span></text:p>
      <text:p text:style-name="List_20_Paragraph"><text:span text:style-name="T6"><text:s/>like : How do I search for jobs? ,How do I apply for a job? , I've forgotten my password! And</text:span></text:p>
      <text:p text:style-name="List_20_Paragraph"><text:span text:style-name="T6"><text:s/>all . <text:s/>Answer for all this question will be give by ad-min or by management . We can also</text:span></text:p>
      <text:p text:style-name="List_20_Paragraph"><text:span text:style-name="T6"><text:s/>integrate here third party Forum.</text:span></text:p>
      <text:p text:style-name="List_20_Paragraph"/>
      <text:p text:style-name="P4"><text:soft-page-break/><text:span text:style-name="T5"><text:s/>7. On-line Payment system</text:span></text:p>
      <text:p text:style-name="P4"><text:span text:style-name="T6"><text:s text:c="11"/>On-line payment via pay-pal payment gateway Membership upgrade with on-line payment. <text:s text:c="5"/></text:span></text:p>
      <text:p text:style-name="P4"><text:span text:style-name="T6"><text:s text:c="12"/>Membership upgrade with on-line <text:s/>payment with 7 days free and then paid using subscription <text:s/></text:span></text:p>
      <text:p text:style-name="P4"><text:span text:style-name="T6"><text:s text:c="12"/>amount if required. After paid successfully we give access on a specific features of website</text:span></text:p>
      <text:p text:style-name="P4"><text:span text:style-name="T6"><text:s/><text:tab/>which we will discussed once more at the time of implementation.</text:span></text:p>
      <text:p text:style-name="P4"><text:span text:style-name="T5"><text:s/>8. Chat Room Feature </text:span></text:p>
      <text:p text:style-name="List_20_Paragraph"><text:span text:style-name="T6"><text:s/></text:span><text:span text:style-name="T7">Features include but not limited to instant messages, email messages, chat rooms, forums</text:span></text:p>
      <text:p text:style-name="List_20_Paragraph"><text:span text:style-name="T7"><text:s/>surrounding job hunting, on-line portfolio with video of skill-set or talent that members</text:span></text:p>
      <text:p text:style-name="List_20_Paragraph"><text:bookmark-start text:name="__DdeLink__273_888281308"/><text:span text:style-name="T7"><text:s/></text:span><text:bookmark-end text:name="__DdeLink__273_888281308"/><text:span text:style-name="T7">accepted or invited in to your network can like and/ or comment on.</text:span></text:p>
      <text:p text:style-name="List_20_Paragraph"/>
      <text:p text:style-name="P4"><text:span text:style-name="T5"><text:s/>9. Social networking </text:span></text:p>
      <text:p text:style-name="P4"><text:span text:style-name="T6"><text:s/>For Social networking invite friends via 'Share Link' Tool With icon to invite members from the</text:span></text:p>
      <text:p text:style-name="P4"><text:span text:style-name="T6"><text:s/>contact list to join site: such as yahoo, Google+, face book, etc..</text:span></text:p>
      <text:p text:style-name="P4"/>
      <text:p text:style-name="P4"><text:span text:style-name="T5">10.Logout</text:span></text:p>
      <text:p text:style-name="List_20_Paragraph"><text:span text:style-name="T6">Session of <text:s/>job-seekers will be destroy under this section . And job-seekers come out from</text:span></text:p>
      <text:p text:style-name="List_20_Paragraph"><text:span text:style-name="T6"><text:s/>their dashboard.</text:span></text:p>
      <text:p text:style-name="P4"><text:span text:style-name="T10"><text:s/><text:line-break/></text:span><text:span text:style-name="T13"> <text:s/>B . <text:s/>Employers/Recruiters Agencies </text:span></text:p>
      <text:p text:style-name="P4"><text:span text:style-name="T2"><text:s/></text:span><text:span text:style-name="T3"><text:s text:c="3"/>1. Sign-Up <text:s/></text:span></text:p>
      <text:p text:style-name="Standard"><text:span text:style-name="T4">Employers fill the registration form which gonna contain following basic details like : </text:span><text:span text:style-name="T9">, </text:span><text:span text:style-name="T10">their Company descriptions <text:s/>, mention their basic details and all . After fill up the sign-up form and then sent message via email, e</text:span><text:span text:style-name="T6">mployers</text:span><text:span text:style-name="T10"> can able to login while entering login id and password and able to enter in their personal section </text:span></text:p>
      <text:p text:style-name="Standard"/>
      <text:p text:style-name="P4"><text:span text:style-name="T5"><text:s text:c="3"/>2. Dashboard</text:span></text:p>
      <text:p text:style-name="P4"><text:span text:style-name="T5"><text:s text:c="12"/></text:span><text:span text:style-name="T6">Employers</text:span><text:span text:style-name="T5"> </text:span><text:span text:style-name="T11">can add, update and delete his/her company details and other data. </text:span></text:p>
      <text:p text:style-name="P4"><text:span text:style-name="T11"><text:s text:c="11"/></text:span><text:span text:style-name="T15">Open for any to post a job reference/ endorsement <text:s/>on the candidates profile .</text:span></text:p>
      <text:p text:style-name="P4"><text:span text:style-name="T15"><text:s text:c="11"/>On-line </text:span><text:span text:style-name="T11"><text:s/>portfolio with videos, links <text:s/>&amp; photos for <text:s/>job seekers.</text:span></text:p>
      <text:p text:style-name="P4"><text:soft-page-break/></text:p>
      <text:p text:style-name="P4"><text:span text:style-name="T5"><text:s/>3. My Profile</text:span></text:p>
      <text:p text:style-name="List_20_Paragraph"><text:span text:style-name="T6">Employers can see all the details related to their personal profile like <text:s/>company details and all</text:span></text:p>
      <text:p text:style-name="List_20_Paragraph"><text:span text:style-name="T6"><text:s/>related information <text:s/>. Employers <text:s/>able to edit, <text:s/>update and delete any of the information</text:span></text:p>
      <text:p text:style-name="List_20_Paragraph"><text:span text:style-name="T6"><text:s/>regarding to their profile.</text:span></text:p>
      <text:p text:style-name="List_20_Paragraph"/>
      <text:p text:style-name="P4"><text:span text:style-name="T5"><text:s/>4. Job-seekers search</text:span></text:p>
      <text:p text:style-name="P4"><text:span text:style-name="T6"><text:s text:c="10"/>Employers able to find job- seekers <text:s/>in their location .Also visit their profiles </text:span><text:span text:style-name="T10">and then sent <text:s text:c="12"/>message via email</text:span></text:p>
      <text:p text:style-name="P4"/>
      <text:p text:style-name="P4"><text:span text:style-name="T5"><text:s/>5. View my account</text:span></text:p>
      <text:p text:style-name="P4"><text:span text:style-name="T5"><text:s text:c="10"/></text:span><text:span text:style-name="T6">Employers able to see list details of all the job- seekers likes : their CV , videos of introduction</text:span></text:p>
      <text:p text:style-name="P4"><text:span text:style-name="T6"><text:s text:c="10"/>and education informations .</text:span></text:p>
      <text:p text:style-name="P4"/>
      <text:p text:style-name="P4"><text:span text:style-name="T5"><text:s/>6. <text:s/>FAQs/Forum</text:span></text:p>
      <text:p text:style-name="List_20_Paragraph"><text:span text:style-name="T6"><text:s/>Under this section frequently asked</text:span><text:span text:style-name="Emphasis"><text:span text:style-name="T8"> </text:span></text:span><text:span text:style-name="Emphasis"><text:span text:style-name="T6">question asked by</text:span></text:span><text:span text:style-name="T5"> <text:s/></text:span><text:span text:style-name="T6">employers will come up . Question</text:span></text:p>
      <text:p text:style-name="List_20_Paragraph"><text:span text:style-name="T6"><text:s/>like :How do I apply for a job? , I've forgotten my password! And <text:s/>all . <text:s/>Answer for all this</text:span></text:p>
      <text:p text:style-name="List_20_Paragraph"><text:span text:style-name="T6"><text:s/>question will be give by ad-min or by management . </text:span><text:bookmark-start text:name="__DdeLink__188_445023276"/><text:span text:style-name="T6">We can also integrate here third party</text:span></text:p>
      <text:p text:style-name="List_20_Paragraph"><text:span text:style-name="T6"><text:s/></text:span><text:bookmark-end text:name="__DdeLink__188_445023276"/><text:span text:style-name="T6">Forum.</text:span></text:p>
      <text:p text:style-name="List_20_Paragraph"/>
      <text:p text:style-name="P4"><text:span text:style-name="T5"><text:s/>7. Post a jobs</text:span></text:p>
      <text:p text:style-name="List_20_Paragraph"><text:span text:style-name="T6"><text:s text:c="2"/>Employers post jobs over here for which he/ she needed candidates which seems on</text:span></text:p>
      <text:p text:style-name="List_20_Paragraph"><text:span text:style-name="T6"><text:s text:c="3"/>company profile page.</text:span></text:p>
      <text:p text:style-name="P4"/>
      <text:p text:style-name="P4"><text:span text:style-name="T5"><text:s/>8. Social networking </text:span></text:p>
      <text:p text:style-name="P4"><text:span text:style-name="T6"><text:s/>For Social networking invite friends via 'Share Link' Tool With icon to invite members from the</text:span></text:p>
      <text:p text:style-name="P4"><text:span text:style-name="T6"><text:s/>contact list to join site: such as yahoo, Google+, face book, etc..</text:span></text:p>
      <text:p text:style-name="P4"/>
      <text:p text:style-name="P4"><text:soft-page-break/><text:span text:style-name="T5">9. Chat Room Feature </text:span></text:p>
      <text:p text:style-name="List_20_Paragraph"><text:span text:style-name="T6"><text:s/></text:span><text:span text:style-name="T7">Features include but not limited to instant messages, email messages, chat rooms, forums</text:span></text:p>
      <text:p text:style-name="List_20_Paragraph"><text:span text:style-name="T7"><text:s/>surrounding job hunting, on-line portfolio with video of skill-set or talent that members</text:span></text:p>
      <text:p text:style-name="List_20_Paragraph"><text:span text:style-name="T7"><text:s/>accepted or invited in to your network can like and/ or comment on.</text:span></text:p>
      <text:p text:style-name="P4"><text:span text:style-name="T5">10. Logout</text:span></text:p>
      <text:p text:style-name="List_20_Paragraph"><text:span text:style-name="T6">Session of <text:s/>employers will be destroy under this section . And employers come out from</text:span></text:p>
      <text:p text:style-name="List_20_Paragraph"><text:span text:style-name="T6"><text:s/>their dashboard.</text:span><text:span text:style-name="T10"> <text:line-break/> <text:s text:c="2"/></text:span></text:p>
      <text:p text:style-name="P4"><text:span text:style-name="T13"><text:s text:c="2"/>C. <text:s/>Admin Content management system</text:span></text:p>
      <text:p text:style-name="P1"><text:span text:style-name="T12"><text:s/>It will include section where admin manage both kind of users and manage data</text:span></text:p>
      <text:p text:style-name="P1"><text:span text:style-name="T12"><text:s/>related that also the payment process and other info related that. He have an</text:span></text:p>
      <text:p text:style-name="P1"><text:span text:style-name="T12"><text:s/>authority to update each and every user contents and status too.</text:span></text:p>
      <text:p text:style-name="P1"/>
      <text:p text:style-name="P5"><text:span text:style-name="T13"><text:s text:c="2"/>D. <text:s/>Upgrade Section </text:span></text:p>
      <text:p text:style-name="P2"><text:span text:style-name="T11">Career Coaching, Mock Interview Video Chat and Video Conferencing - 'we can try tentatively</text:span></text:p>
      <text:p text:style-name="P2"><text:span text:style-name="T11"><text:s/>if possible otherwise it can wait' as per skype very first chat. Also this features is not</text:span></text:p>
      <text:p text:style-name="P2"><text:span text:style-name="T11"><text:s/>mentioned in First phase and Second phase of the projects.</text:span></text:p>
      <text:p text:style-name="P2"><text:span text:style-name="T11"/></text:p>
      <text:p text:style-name="P5"><text:span text:style-name="T13">E. <text:s/>Instant Messaging</text:span></text:p>
      <text:p text:style-name="P2"><text:span text:style-name="T14">Here suppose Jobseeker registered and then want to send message to his friend or any person who they</text:span></text:p>
      <text:p text:style-name="P2"><text:span text:style-name="T14"><text:s/>know then he can send instant message from our web based online job portal contact page. </text:span></text:p>
      <text:p text:style-name="P1"/>
      <text:p text:style-name="List_20_Paragraph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F" svg:font-family="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1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a" style:font-name="Calibri" fo:font-size="11pt" fo:language="en" fo:country="GB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1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/>
    </style:style>
    <style:style style:name="List" style:family="paragraph" style:parent-style-name="Text_20_body" style:default-outline-level="" style:class="list">
      <style:text-properties style:font-size-asian="12pt" style:font-name-complex="Lohit Hindi2"/>
    </style:style>
    <style:style style:name="Caption" style:family="paragraph" style:parent-style-name="Standard" style:default-outline-level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2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line-height-at-least="0.176cm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fo:language="en" fo:country="GB" style:font-size-asian="8pt" style:font-name-complex="Tahoma1" style:font-size-complex="8pt"/>
    </style:style>
    <style:style style:name="ListLabel_20_1" style:display-name="ListLabel 1" style:family="text">
      <style:text-properties style:font-name-complex="Courier New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style:writing-mode="lr-tb" style:layout-grid-color="#c0c0c0" style:layout-grid-lines="38" style:layout-grid-base-height="0.529cm" style:layout-grid-ruby-height="0.106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1T12:06:00</meta:creation-date>
    <meta:initial-creator>Douglas, Dina</meta:initial-creator>
    <dc:creator>cis </dc:creator>
    <dc:date>2014-02-26T15:10:30</dc:date>
    <meta:editing-cycles>2</meta:editing-cycles>
    <meta:editing-duration>P0D</meta:editing-duration>
    <meta:generator>LibreOffice/3.5$Linux_X86_64 LibreOffice_project/350m1$Build-2</meta:generator>
    <meta:document-statistic meta:table-count="0" meta:image-count="0" meta:object-count="0" meta:page-count="4" meta:paragraph-count="84" meta:word-count="941" meta:character-count="5890" meta:non-whitespace-character-count="4639"/>
    <meta:template xlink:type="simple" xlink:actuate="onRequest" xlink:title="Normal.dotm" xlink:href=""/>
  </office:meta>
</office:document-meta>
</file>